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y</mi>
            <mi>′</mi>
            <mi>−</mi>
            <mrow>
              <mi mathvariant="italic">xy</mi>
              <mo stretchy="false">=</mo>
              <mi mathvariant="italic">sinx</mi>
            </mrow>
            <mspace width="2em"/>
            <mo stretchy="false">→</mo>
            <mspace width="2em"/>
            <mrow>
              <msub>
                <mi>x</mi>
                <mn>0</mn>
              </msub>
              <mo stretchy="false">=</mo>
              <mn>0</mn>
            </mrow>
          </mrow>
        </mtd>
      </mtr>
      <mtr>
        <mtd>
          <mrow>
            <mi>y</mi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row>
                <msub>
                  <mi>a</mi>
                  <mi>n</mi>
                </msub>
                <msup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  <mi>n</mi>
                </msup>
              </mrow>
            </mrow>
          </mrow>
        </mtd>
      </mtr>
      <mtr>
        <mtd>
          <mrow>
            <mi>y</mi>
            <mrow>
              <mi>'</mi>
              <mo stretchy="false">=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 mathvariant="normal">∞</mi>
                </munderover>
                <mrow>
                  <mi>n</mi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1</mn>
                    </mrow>
                  </msup>
                </mrow>
              </mrow>
            </mrow>
          </mrow>
        </mtd>
      </mtr>
      <mtr>
        <mtd>
          <mrow>
            <mi>y</mi>
            <mi>'</mi>
            <mrow>
              <mi>'</mi>
              <mo stretchy="false">=</mo>
              <mrow>
                <munderover>
                  <mo stretchy="false">∑</mo>
                  <mrow>
                    <mi>n</mi>
                    <mo stretchy="false">=</mo>
                    <mn>2</mn>
                  </mrow>
                  <mi mathvariant="normal">∞</mi>
                </munderover>
                <mrow>
                  <mi>n</mi>
                  <mrow>
                    <mo fence="true" form="prefix" stretchy="tru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true">)</mo>
                  </mrow>
                  <msub>
                    <mi>a</mi>
                    <mi>n</mi>
                  </msub>
                  <msup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row>
                      <mi>n</mi>
                      <mo stretchy="false">−</mo>
                      <mn>2</mn>
                    </mrow>
                  </msup>
                </mrow>
              </mrow>
            </mrow>
          </mrow>
        </mtd>
      </mtr>
      <mtr>
        <mtd>
          <mrow>
            <msup>
              <mi>e</mi>
              <mi>x</mi>
            </msup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i mathvariant="normal">∞</mi>
              </munderover>
              <mfrac>
                <msup>
                  <mi>x</mi>
                  <mi>n</mi>
                </msup>
                <mrow>
                  <mi>n</mi>
                  <mo stretchy="false">!</mo>
                </mrow>
              </mfrac>
            </mrow>
          </mrow>
        </mtd>
      </mtr>
      <mtr>
        <mtd>
          <mrow>
            <mi>si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i mathvariant="normal">∞</mi>
                </munderover>
                <mrow>
                  <mfrac>
                    <msup>
                      <mi>x</mi>
                      <mrow>
                        <mn>2</mn>
                        <mrow>
                          <mi>n</mi>
                          <mo stretchy="false">+</mo>
                          <mn>1</mn>
                        </mrow>
                      </mrow>
                    </msup>
                    <mrow>
                      <mrow>
                        <mo fence="true" form="prefix" stretchy="true">(</mo>
                        <mrow>
                          <mrow>
                            <mn>2</mn>
                            <mrow>
                              <mi>n</mi>
                              <mo stretchy="false">+</mo>
                              <mn>1</mn>
                            </mrow>
                          </mrow>
                        </mrow>
                        <mo fence="true" form="postfix" stretchy="true">)</mo>
                      </mrow>
                      <mo stretchy="false">!</mo>
                    </mrow>
                  </mfrac>
                  <msup>
                    <mrow>
                      <mo fence="true" form="prefix" stretchy="true">(</mo>
                      <mrow>
                        <mrow>
                          <mo stretchy="false">−</mo>
                          <mn>1</mn>
                        </mrow>
                      </mrow>
                      <mo fence="true" form="postfix" stretchy="true">)</mo>
                    </mrow>
                    <mi>n</mi>
                  </msup>
                </mrow>
              </mrow>
            </mrow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n</mi>
                  <mo stretchy="false">=</mo>
                  <mn>1</mn>
                </mrow>
                <mi mathvariant="normal">∞</mi>
              </munderover>
              <mrow>
                <mi>n</mi>
                <msub>
                  <mi>a</mi>
                  <mi>n</mi>
                </msub>
                <msup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  <mrow>
                    <mi>n</mi>
                    <mo stretchy="false">−</mo>
                    <mn>1</mn>
                  </mrow>
                </msup>
              </mrow>
            </mrow>
            <mi>−</mi>
            <mrow>
              <mrow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row>
                    <msub>
                      <mi>a</mi>
                      <mi>n</mi>
                    </msub>
                    <msup>
                      <mrow>
                        <mo fence="true" form="prefix" stretchy="true">(</mo>
                        <mrow>
                          <mi>x</mi>
                        </mrow>
                        <mo fence="true" form="postfix" stretchy="true">)</mo>
                      </mrow>
                      <mrow>
                        <mi>n</mi>
                        <mo stretchy="false">+</mo>
                        <mn>1</mn>
                      </mrow>
                    </msup>
                  </mrow>
                </mrow>
                <mo stretchy="false">−</mo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i mathvariant="normal">∞</mi>
                  </munderover>
                  <mrow>
                    <mfrac>
                      <msup>
                        <mi>x</mi>
                        <mrow>
                          <mn>2</mn>
                          <mrow>
                            <mi>n</mi>
                            <mo stretchy="false">+</mo>
                            <mn>1</mn>
                          </mrow>
                        </mrow>
                      </msup>
                      <mrow>
                        <mrow>
                          <mo fence="true" form="prefix" stretchy="true">(</mo>
                          <mrow>
                            <mrow>
                              <mn>2</mn>
                              <mrow>
                                <mi>n</mi>
                                <mo stretchy="false">+</mo>
                                <mn>1</mn>
                              </mrow>
                            </mrow>
                          </mrow>
                          <mo fence="true" form="postfix" stretchy="true">)</mo>
                        </mrow>
                        <mo stretchy="false">!</mo>
                      </mrow>
                    </mfrac>
                    <msup>
                      <mrow>
                        <mo fence="true" form="prefix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form="postfix" stretchy="true">)</mo>
                      </mrow>
                      <mi>n</mi>
                    </msup>
                  </mrow>
                </mrow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row>
                <mo fence="true" form="prefix" stretchy="true">(</mo>
                <mrow>
                  <mrow>
                    <mrow>
                      <msub>
                        <mi>a</mi>
                        <mn>1</mn>
                      </msub>
                      <mo stretchy="false">+</mo>
                      <mn>2</mn>
                    </mrow>
                    <msub>
                      <mi>a</mi>
                      <mn>2</mn>
                    </msub>
                    <mrow>
                      <mi>x</mi>
                      <mo stretchy="false">+</mo>
                      <mn>3</mn>
                    </mrow>
                    <msub>
                      <mi>a</mi>
                      <mn>3</mn>
                    </msub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  <msub>
                      <mi>a</mi>
                      <mn>4</mn>
                    </msub>
                    <mrow>
                      <msup>
                        <mi>x</mi>
                        <mn>3</mn>
                      </msup>
                      <mo stretchy="false">+</mo>
                      <mn>5</mn>
                    </mrow>
                    <msub>
                      <mi>a</mi>
                      <mn>5</mn>
                    </msub>
                    <mrow>
                      <msubsup>
                        <mi>x</mi>
                        <mspace width="2em"/>
                        <mn>4</mn>
                      </msubsup>
                      <mo stretchy="false">+</mo>
                      <mo stretchy="false">⋯</mo>
                    </mrow>
                  </mrow>
                </mrow>
                <mo fence="true" form="postfix" stretchy="true">)</mo>
              </mrow>
              <mo stretchy="false">−</mo>
              <mrow>
                <mo fence="true" form="prefix" stretchy="true">(</mo>
                <mrow>
                  <mrow>
                    <msub>
                      <mi>a</mi>
                      <mn>0</mn>
                    </msub>
                    <mrow>
                      <mi>x</mi>
                      <mo stretchy="false">+</mo>
                      <msub>
                        <mi>a</mi>
                        <mn>1</mn>
                      </msub>
                    </mrow>
                    <mrow>
                      <msup>
                        <mi>x</mi>
                        <mn>2</mn>
                      </msup>
                      <mo stretchy="false">+</mo>
                      <msub>
                        <mi>a</mi>
                        <mn>2</mn>
                      </msub>
                    </mrow>
                    <mrow>
                      <msup>
                        <mi>x</mi>
                        <mn>3</mn>
                      </msup>
                      <mo stretchy="false">+</mo>
                      <msub>
                        <mi>a</mi>
                        <mn>3</mn>
                      </msub>
                    </mrow>
                    <mrow>
                      <msup>
                        <mi>x</mi>
                        <mn>4</mn>
                      </msup>
                      <mo stretchy="false">+</mo>
                      <msub>
                        <mi>a</mi>
                        <mn>4</mn>
                      </msub>
                    </mrow>
                    <mrow>
                      <msubsup>
                        <mi>x</mi>
                        <mrow/>
                        <mn>5</mn>
                      </msubsup>
                      <mo stretchy="false">+</mo>
                      <mo stretchy="false">⋯</mo>
                    </mrow>
                  </mrow>
                </mrow>
                <mo fence="true" form="postfix" stretchy="true">)</mo>
              </mrow>
              <mo stretchy="false">−</mo>
              <mrow>
                <mo fence="true" form="prefix" stretchy="true">(</mo>
                <mrow>
                  <mrow>
                    <mrow>
                      <mi>x</mi>
                      <mo stretchy="false">−</mo>
                      <mfrac>
                        <mn>1</mn>
                        <mrow>
                          <mn>3</mn>
                          <mo stretchy="false">!</mo>
                        </mrow>
                      </mfrac>
                    </mrow>
                    <mrow>
                      <msup>
                        <mi>x</mi>
                        <mn>3</mn>
                      </msup>
                      <mo stretchy="false">+</mo>
                      <mfrac>
                        <mn>1</mn>
                        <mrow>
                          <mn>5</mn>
                          <mo stretchy="false">!</mo>
                        </mrow>
                      </mfrac>
                    </mrow>
                    <mrow>
                      <msup>
                        <mi>x</mi>
                        <mn>5</mn>
                      </msup>
                      <mo stretchy="false">−</mo>
                      <mfrac>
                        <mn>1</mn>
                        <mrow>
                          <mn>7</mn>
                          <mo stretchy="false">!</mo>
                        </mrow>
                      </mfrac>
                    </mrow>
                    <mrow>
                      <msup>
                        <mi>x</mi>
                        <mn>7</mn>
                      </msup>
                      <mo stretchy="false">+</mo>
                      <mo stretchy="false">⋯</mo>
                    </mrow>
                  </mrow>
                </mrow>
                <mo fence="true" form="postfix" stretchy="true">)</mo>
              </mrow>
            </mrow>
            <mo stretchy="false">=</mo>
            <mn>0</mn>
          </mrow>
        </mtd>
      </mtr>
      <mtr>
        <mtd>
          <mrow/>
        </mtd>
      </mtr>
      <mtr>
        <mtd>
          <mrow>
            <msub>
              <mi>a</mi>
              <mn>1</mn>
            </msub>
            <mo stretchy="false">=</mo>
            <mn>0</mn>
          </mrow>
        </mtd>
      </mtr>
      <mtr>
        <mtd>
          <mrow>
            <mn>2</mn>
            <mrow>
              <mrow>
                <msub>
                  <mi>a</mi>
                  <mn>2</mn>
                </msub>
                <mo stretchy="false">−</mo>
                <msub>
                  <mi>a</mi>
                  <mn>0</mn>
                </msub>
                <mo stretchy="false">−</mo>
                <mn>1</mn>
              </mrow>
              <mo stretchy="false">=</mo>
              <mn>0</mn>
            </mrow>
            <mspace width="2em"/>
            <mo stretchy="false">→</mo>
            <mspace width="2em"/>
            <mrow>
              <msub>
                <mi>a</mi>
                <mn>2</mn>
              </msub>
              <mo stretchy="false">=</mo>
              <mfrac>
                <mrow>
                  <msub>
                    <mi>a</mi>
                    <mn>0</mn>
                  </msub>
                  <mo stretchy="false">+</mo>
                  <mn>1</mn>
                </mrow>
                <mn>2</mn>
              </mfrac>
            </mrow>
          </mrow>
        </mtd>
      </mtr>
      <mtr>
        <mtd>
          <mrow>
            <mn>3</mn>
            <mrow>
              <mrow>
                <msub>
                  <mi>a</mi>
                  <mn>3</mn>
                </msub>
                <mo stretchy="false">−</mo>
                <msub>
                  <mi>a</mi>
                  <mn>1</mn>
                </msub>
              </mrow>
              <mo stretchy="false">=</mo>
              <mn>0</mn>
            </mrow>
            <mspace width="2em"/>
            <mo stretchy="false">→</mo>
            <mspace width="2em"/>
            <mrow>
              <msub>
                <mi>a</mi>
                <mn>3</mn>
              </msub>
              <mo stretchy="false">=</mo>
              <mn>0</mn>
            </mrow>
          </mrow>
        </mtd>
      </mtr>
      <mtr>
        <mtd>
          <mrow>
            <mn>4</mn>
            <mrow>
              <msub>
                <mi>a</mi>
                <mn>4</mn>
              </msub>
              <mo stretchy="false">−</mo>
              <msub>
                <mfrac>
                  <mrow>
                    <msub>
                      <mi>a</mi>
                      <mn>0</mn>
                    </msub>
                    <mo stretchy="false">+</mo>
                    <mn>1</mn>
                  </mrow>
                  <mn>2</mn>
                </mfrac>
                <mrow/>
              </msub>
              <mo stretchy="false">+</mo>
              <mfrac>
                <mn>1</mn>
                <mrow>
                  <mn>3</mn>
                  <mo stretchy="false">!</mo>
                </mrow>
              </mfrac>
              <mo stretchy="false">=</mo>
              <mn>0</mn>
            </mrow>
            <mspace width="2em"/>
            <mo stretchy="false">→</mo>
            <mspace width="2em"/>
            <mrow>
              <msub>
                <mi>a</mi>
                <mn>4</mn>
              </msub>
              <mo stretchy="false">=</mo>
              <mfrac>
                <mrow>
                  <mrow>
                    <msub>
                      <mrow>
                        <mi>3a</mi>
                      </mrow>
                      <mn>0</mn>
                    </msub>
                    <mo stretchy="false">+</mo>
                    <mi mathvariant="normal">3</mi>
                    <mo stretchy="false">−</mo>
                    <mi mathvariant="normal">1</mi>
                  </mrow>
                </mrow>
                <mrow>
                  <mi>24</mi>
                </mrow>
              </mfrac>
              <mo stretchy="false">=</mo>
              <mfrac>
                <mrow>
                  <msub>
                    <mi>a</mi>
                    <mn>0</mn>
                  </msub>
                </mrow>
                <mrow>
                  <mi mathvariant="normal">8</mi>
                </mrow>
              </mfrac>
              <mo stretchy="false">+</mo>
              <mfrac>
                <mrow>
                  <mi mathvariant="normal">1</mi>
                </mrow>
                <mrow>
                  <mi>12</mi>
                </mrow>
              </mfrac>
            </mrow>
          </mrow>
        </mtd>
      </mtr>
      <mtr>
        <mtd>
          <mrow>
            <mn>6</mn>
            <mrow>
              <msub>
                <mi>a</mi>
                <mn>6</mn>
              </msub>
              <mo stretchy="false">−</mo>
              <mrow>
                <mo fence="true" form="prefix" stretchy="true">(</mo>
                <mrow>
                  <mrow>
                    <mfrac>
                      <msub>
                        <mi>a</mi>
                        <mn>0</mn>
                      </msub>
                      <mn>8</mn>
                    </mfrac>
                    <mo stretchy="false">+</mo>
                    <mfrac>
                      <mn>1</mn>
                      <mrow>
                        <mi>12</mi>
                      </mrow>
                    </mfrac>
                  </mrow>
                </mrow>
                <mo fence="true" form="postfix" stretchy="true">)</mo>
              </mrow>
              <mo stretchy="false">−</mo>
              <mfrac>
                <mn>1</mn>
                <mrow>
                  <mn>5</mn>
                  <mo stretchy="false">!</mo>
                </mrow>
              </mfrac>
              <mo stretchy="false">=</mo>
              <mi mathvariant="normal">0</mi>
            </mrow>
            <mspace width="2em"/>
            <mo stretchy="false">→</mo>
            <mspace width="2em"/>
            <mrow>
              <msub>
                <mi>a</mi>
                <mn>6</mn>
              </msub>
              <mo stretchy="false">=</mo>
              <mfrac>
                <msub>
                  <mi>a</mi>
                  <mn>0</mn>
                </msub>
                <mrow>
                  <mi>48</mi>
                </mrow>
              </mfrac>
              <mo stretchy="false">+</mo>
              <mfrac>
                <mn>1</mn>
                <mrow>
                  <mi>72</mi>
                </mrow>
              </mfrac>
              <mo stretchy="false">+</mo>
              <mfrac>
                <mn>1</mn>
                <mrow>
                  <mi>720</mi>
                </mrow>
              </mfrac>
            </mrow>
            <mspace width="2em"/>
            <mo stretchy="false">→</mo>
            <mspace width="2em"/>
            <mrow>
              <msub>
                <mi>a</mi>
                <mn>6</mn>
              </msub>
              <mo stretchy="false">=</mo>
              <mfrac>
                <msub>
                  <mi>a</mi>
                  <mn>0</mn>
                </msub>
                <mn>48</mn>
              </mfrac>
              <mo stretchy="false">+</mo>
              <mfrac>
                <mrow>
                  <mn>11</mn>
                </mrow>
                <mrow>
                  <mi>720</mi>
                </mrow>
              </mfrac>
            </mrow>
          </mrow>
        </mtd>
      </mtr>
      <mtr>
        <mtd>
          <mrow/>
        </mtd>
      </mtr>
      <mtr>
        <mtd>
          <mrow>
            <mi>y</mi>
            <mrow>
              <mspace width="2em"/>
              <mo stretchy="false">=</mo>
              <mspace width="2em"/>
            </mrow>
            <msub>
              <mi>a</mi>
              <mrow>
                <mi mathvariant="normal">0</mi>
              </mrow>
            </msub>
            <mrow>
              <mrow>
                <mo fence="true" form="prefix" stretchy="true">(</mo>
                <mrow>
                  <mrow>
                    <mrow>
                      <mi mathvariant="normal">1</mi>
                      <mo stretchy="false">+</mo>
                      <mfrac>
                        <mrow>
                          <mi mathvariant="italic">x²</mi>
                        </mrow>
                        <mrow>
                          <mi mathvariant="normal">2</mi>
                        </mrow>
                      </mfrac>
                      <mo stretchy="false">+</mo>
                      <mfrac>
                        <mrow>
                          <msup>
                            <mi>x</mi>
                            <mrow>
                              <mi mathvariant="normal">4</mi>
                            </mrow>
                          </msup>
                        </mrow>
                        <mrow>
                          <mi mathvariant="normal">8</mi>
                        </mrow>
                      </mfrac>
                      <mo stretchy="false">+</mo>
                      <msub>
                        <mfrac>
                          <mrow>
                            <msup>
                              <mi>x</mi>
                              <mrow>
                                <mi mathvariant="normal">6</mi>
                              </mrow>
                            </msup>
                          </mrow>
                          <mrow>
                            <mi>48</mi>
                          </mrow>
                        </mfrac>
                        <mrow/>
                      </msub>
                      <mo stretchy="false">+</mo>
                      <mo stretchy="false">⋯</mo>
                    </mrow>
                  </mrow>
                </mrow>
                <mo fence="true" form="postfix" stretchy="true">)</mo>
              </mrow>
              <mo stretchy="false">+</mo>
              <mi mathvariant="normal">1</mi>
              <mo stretchy="false">+</mo>
              <mfrac>
                <mrow>
                  <msup>
                    <mi>x</mi>
                    <mrow>
                      <mi mathvariant="normal">2</mi>
                    </mrow>
                  </msup>
                </mrow>
                <mrow>
                  <mi mathvariant="normal">2</mi>
                </mrow>
              </mfrac>
              <mo stretchy="false">+</mo>
              <mfrac>
                <mrow>
                  <msup>
                    <mi>x</mi>
                    <mrow>
                      <mi mathvariant="normal">4</mi>
                    </mrow>
                  </msup>
                </mrow>
                <mn>12</mn>
              </mfrac>
              <mo stretchy="false">+</mo>
              <mfrac>
                <mrow>
                  <mrow>
                    <mi>11</mi>
                    <mo stretchy="false">⋅</mo>
                    <msup>
                      <mi>x</mi>
                      <mrow>
                        <mi mathvariant="normal">6</mi>
                      </mrow>
                    </msup>
                  </mrow>
                </mrow>
                <mn>720</mn>
              </mfrac>
              <mo stretchy="false">+</mo>
              <mo stretchy="false">⋯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i mathvariant="normal">❑</mi>
        </mtd>
      </mtr>
    </mtable>
    <annotation encoding="StarMath 5.0">{ y ′ − { xy = sinx } ~ rightarrow ~ { x _ 0 = 0 } } newline { y = sum to { infinity } from { { n = 0 } } { a _ n left ( x right ) ^ n } } newline { y { ' = sum to { infinity } from { { n = 1 } } { n a _ n left ( x right ) ^ { n - 1 } } } } newline { y ' { ' = sum to { infinity } from { { n = 2 } } { n left ( { n - 1 } right ) a _ n left ( x right ) ^ { n - 2 } } } } newline { e ^ x = sum to { infinity } from { { n = 0 } } { x ^ n over fact n } } newline { sin { ( x ) = sum to { infinity } from { { n = 0 } } { { x ^ { 2 { n + 1 } } over fact left ( { 2 { n + 1 } } right ) } left ( - 1 right ) ^ n } } } newline { } newline { sum to { infinity } from { { n = 1 } } { n a _ n left ( x right ) ^ { n - 1 } } − { { sum to { infinity } from { { n = 0 } } { a _ n left ( x right ) ^ { n + 1 } } - sum to { infinity } from { { n = 0 } } { { x ^ { 2 { n + 1 } } over fact left ( { 2 { n + 1 } } right ) } left ( - 1 right ) ^ n } } = 0 } } newline { } newline { { { left ( { { a _ 1 + 2 } a _ 2 { x + 3 } a _ 3 { x ^ 2 + 4 } a _ 4 { x ^ 3 + 5 } a _ 5 { x ^ 4 _ ~ + dotsaxis } } right ) - left ( { a _ 0 { x + a _ 1 } { x ^ 2 + a _ 2 } { x ^ 3 + a _ 3 } { x ^ 4 + a _ 4 } { x ^ 5 _ { } + dotsaxis } } right ) } - left ( { { x - { 1 over fact 3 } } { x ^ 3 + { 1 over fact 5 } } { x ^ 5 - { 1 over fact 7 } } { x ^ 7 + dotsaxis } } right ) } = 0 } newline { } newline { a _ 1 = 0 } newline { 2 { { { a _ 2 - a _ 0 } - 1 } = 0 } ~ rightarrow ~ { a _ 2 = { { a _ 0 + 1 } over 2 } } } newline { 3 { { a _ 3 - a _ 1 } = 0 } ~ rightarrow ~ { a _ 3 = 0 } } newline { 4 { { { a _ 4 - { { a _ 0 + 1 } over 2 } _ { } } + { 1 over fact 3 } } = 0 } ~ rightarrow ~ { { a _ 4 = { { { 3a _ 0 + 3 } - 1 } over 24 } } = { { a _ 0 over 8 } + { 1 over 12 } } } } newline { 6 { { { a _ 6 - left ( { { a _ 0 over 8 } + { 1 over 12 } } right ) } - { 1 over fact 5 } } = 0 } ~ rightarrow ~ { a _ 6 = { { { a _ 0 over 48 } + { 1 over 72 } } + { 1 over 720 } } } ~ rightarrow ~ { a _ 6 = { { a _ 0 over 48 } + { 11 over 720 } } } } newline { } newline { y { ~ = ~ } a _ 0 { { { { { left ( { { { { 1 + { x² over 2 } } + { x ^ 4 over 8 } } + { x ^ 6 over 48 } _ { } } + dotsaxis } right ) + 1 } + { x ^ 2 over 2 } } + { x ^ 4 over 12 } } + { { 11 cdot x ^ 6 } over 720 } } + dotsaxis }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{ } newline &lt;?&gt;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9:54:30.798000000</meta:creation-date>
    <dc:date>2024-06-13T21:05:27.743000000</dc:date>
    <meta:editing-duration>PT49M44S</meta:editing-duration>
    <meta:editing-cycles>7</meta:editing-cycles>
    <meta:generator>LibreOffice/24.2.3.2$Windows_X86_64 LibreOffice_project/433d9c2ded56988e8a90e6b2e771ee4e6a5ab2ba</meta:generator>
  </office:meta>
</office:document-meta>
</file>